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Fuel System Data">
        <table:table-row>
          <table:table-cell office:value-type="string">
            <text:p>Time</text:p>
          </table:table-cell>
          <table:table-cell office:value-type="string">
            <text:p>Fuel Pressure</text:p>
          </table:table-cell>
          <table:table-cell office:value-type="string">
            <text:p>Short Term Fuel Trim (STFT) 1</text:p>
          </table:table-cell>
          <table:table-cell office:value-type="string">
            <text:p>Long Term Fuel Trim (LTFT) 1</text:p>
          </table:table-cell>
          <table:table-cell office:value-type="string">
            <text:p>Short Term Fuel Trim (STFT) 2</text:p>
          </table:table-cell>
          <table:table-cell office:value-type="string">
            <text:p>Long Term Trim (LTFT) 2</text:p>
          </table:table-cell>
          <table:table-cell office:value-type="string">
            <text:p>Fuel Status</text:p>
          </table:table-cell>
        </table:table-row>
        <table:table-row>
          <table:table-cell office:value-type="string">
            <text:p>17:43:40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3:45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3.125" office:value-type="float">
            <text:p>3.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3:49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3.125" office:value-type="float">
            <text:p>3.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3:54</text:p>
          </table:table-cell>
          <table:table-cell office:value-type="string">
            <text:p>-</text:p>
          </table:table-cell>
          <table:table-cell office:value="-0.78125" office:value-type="float">
            <text:p>-0.7812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3:58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03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07</text:p>
          </table:table-cell>
          <table:table-cell office:value-type="string">
            <text:p>-</text:p>
          </table:table-cell>
          <table:table-cell office:value="5.46875" office:value-type="float">
            <text:p>5.468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12</text:p>
          </table:table-cell>
          <table:table-cell office:value-type="string">
            <text:p>-</text:p>
          </table:table-cell>
          <table:table-cell office:value="-4.6875" office:value-type="float">
            <text:p>-4.6875</text:p>
          </table:table-cell>
          <table:table-cell office:value="-3.90625" office:value-type="float">
            <text:p>-3.90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17</text:p>
          </table:table-cell>
          <table:table-cell office:value-type="string">
            <text:p>-</text:p>
          </table:table-cell>
          <table:table-cell office:value="-3.90625" office:value-type="float">
            <text:p>-3.906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4:22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-2.34375" office:value-type="float">
            <text:p>-2.34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27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32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37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42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48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53</text:p>
          </table:table-cell>
          <table:table-cell office:value-type="string">
            <text:p>-</text:p>
          </table:table-cell>
          <table:table-cell office:value="-4.6875" office:value-type="float">
            <text:p>-4.68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4:58</text:p>
          </table:table-cell>
          <table:table-cell office:value-type="string">
            <text:p>-</text:p>
          </table:table-cell>
          <table:table-cell office:value="-2.34375" office:value-type="float">
            <text:p>-2.34375</text:p>
          </table:table-cell>
          <table:table-cell office:value="-0.78125" office:value-type="float">
            <text:p>-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03</text:p>
          </table:table-cell>
          <table:table-cell office:value-type="string">
            <text:p>-</text:p>
          </table:table-cell>
          <table:table-cell office:value="-1.5625" office:value-type="float">
            <text:p>-1.562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09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14</text:p>
          </table:table-cell>
          <table:table-cell office:value-type="string">
            <text:p>-</text:p>
          </table:table-cell>
          <table:table-cell office:value="-2.34375" office:value-type="float">
            <text:p>-2.343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19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25</text:p>
          </table:table-cell>
          <table:table-cell office:value-type="string">
            <text:p>-</text:p>
          </table:table-cell>
          <table:table-cell office:value="-6.25" office:value-type="float">
            <text:p>-6.25</text:p>
          </table:table-cell>
          <table:table-cell office:value="-2.34375" office:value-type="float">
            <text:p>-2.34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31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-2.34375" office:value-type="float">
            <text:p>-2.3437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36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-0.78125" office:value-type="float">
            <text:p>-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42</text:p>
          </table:table-cell>
          <table:table-cell office:value-type="string">
            <text:p>-</text:p>
          </table:table-cell>
          <table:table-cell office:value="-5.46875" office:value-type="float">
            <text:p>-5.468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5:47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3.125" office:value-type="float">
            <text:p>-3.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5:53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3.125" office:value-type="float">
            <text:p>3.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5:58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06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3.90625" office:value-type="float">
            <text:p>3.90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14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21</text:p>
          </table:table-cell>
          <table:table-cell office:value-type="string">
            <text:p>-</text:p>
          </table:table-cell>
          <table:table-cell office:value="-0.78125" office:value-type="float">
            <text:p>-0.781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29</text:p>
          </table:table-cell>
          <table:table-cell office:value-type="string">
            <text:p>-</text:p>
          </table:table-cell>
          <table:table-cell office:value="-5.46875" office:value-type="float">
            <text:p>-5.46875</text:p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36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43</text:p>
          </table:table-cell>
          <table:table-cell office:value-type="string">
            <text:p>-</text:p>
          </table:table-cell>
          <table:table-cell office:value="0.78125" office:value-type="float">
            <text:p>0.781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49</text:p>
          </table:table-cell>
          <table:table-cell office:value-type="string">
            <text:p>-</text:p>
          </table:table-cell>
          <table:table-cell office:value="-3.90625" office:value-type="float">
            <text:p>-3.90625</text:p>
          </table:table-cell>
          <table:table-cell office:value="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6:56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-1.5625" office:value-type="float">
            <text:p>-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7:04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-0.78125" office:value-type="float">
            <text:p>-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7:11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7:19</text:p>
          </table:table-cell>
          <table:table-cell office:value-type="string">
            <text:p>-</text:p>
          </table:table-cell>
          <table:table-cell office:value="-0.78125" office:value-type="float">
            <text:p>-0.78125</text:p>
          </table:table-cell>
          <table:table-cell office:value="-0.78125" office:value-type="float">
            <text:p>-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7:27</text:p>
          </table:table-cell>
          <table:table-cell office:value-type="string">
            <text:p>-</text:p>
          </table:table-cell>
          <table:table-cell office:value="1.5625" office:value-type="float">
            <text:p>1.56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7:36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-0.78125" office:value-type="float">
            <text:p>-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7:45</text:p>
          </table:table-cell>
          <table:table-cell office:value-type="string">
            <text:p>-</text:p>
          </table:table-cell>
          <table:table-cell office:value="-0.78125" office:value-type="float">
            <text:p>-0.78125</text:p>
          </table:table-cell>
          <table:table-cell office:value="1.5625" office:value-type="float">
            <text:p>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7:54</text:p>
          </table:table-cell>
          <table:table-cell office:value-type="string">
            <text:p>-</text:p>
          </table:table-cell>
          <table:table-cell office:value="0" office:value-type="float">
            <text:p/>
          </table:table-cell>
          <table:table-cell office:value="1.5625" office:value-type="float">
            <text:p>1.56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8:04</text:p>
          </table:table-cell>
          <table:table-cell office:value-type="string">
            <text:p>-</text:p>
          </table:table-cell>
          <table:table-cell office:value="-6.25" office:value-type="float">
            <text:p>-6.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  <table:table-row>
          <table:table-cell office:value-type="string">
            <text:p>17:48:14</text:p>
          </table:table-cell>
          <table:table-cell office:value-type="string">
            <text:p>-</text:p>
          </table:table-cell>
          <table:table-cell office:value="2.34375" office:value-type="float">
            <text:p>2.3437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8:23</text:p>
          </table:table-cell>
          <table:table-cell office:value-type="string">
            <text:p>-</text:p>
          </table:table-cell>
          <table:table-cell office:value="3.125" office:value-type="float">
            <text:p>3.125</text:p>
          </table:table-cell>
          <table:table-cell office:value="0.78125" office:value-type="float">
            <text:p>0.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Open loop due to engine load OR fuel cut due to deceleration</text:p>
          </table:table-cell>
        </table:table-row>
        <table:table-row>
          <table:table-cell office:value-type="string">
            <text:p>17:48:33</text:p>
          </table:table-cell>
          <table:table-cell office:value-type="string">
            <text:p>-</text:p>
          </table:table-cell>
          <table:table-cell office:value="0.0" office:value-type="float">
            <text:p/>
          </table:table-cell>
          <table:table-cell office:value="0.0" office:value-type="float">
            <text:p/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Closed loop, using oxygen sensor feedback to determine fuel mix</text:p>
          </table:table-cell>
        </table:table-row>
      </table:table>
      <table:table table:name="General Data">
        <table:table-row>
          <table:table-cell office:value-type="string">
            <text:p>Time</text:p>
          </table:table-cell>
          <table:table-cell office:value-type="string">
            <text:p>MPH</text:p>
          </table:table-cell>
          <table:table-cell office:value-type="string">
            <text:p>RPM</text:p>
          </table:table-cell>
          <table:table-cell office:value-type="string">
            <text:p>Engine Temp(F)</text:p>
          </table:table-cell>
          <table:table-cell office:value-type="string">
            <text:p>Engine Load(%)</text:p>
          </table:table-cell>
          <table:table-cell office:value-type="string">
            <text:p>Throttle Position</text:p>
          </table:table-cell>
          <table:table-cell office:value-type="string">
            <text:p>MAP</text:p>
          </table:table-cell>
          <table:table-cell office:value-type="string">
            <text:p>Intake Air Temp(F)</text:p>
          </table:table-cell>
        </table:table-row>
        <table:table-row>
          <table:table-cell office:value-type="string">
            <text:p>17:43:40</text:p>
          </table:table-cell>
          <table:table-cell office:value="0" office:value-type="float">
            <text:p/>
          </table:table-cell>
          <table:table-cell office:value="732" office:value-type="float">
            <text:p>732</text:p>
          </table:table-cell>
          <table:table-cell office:value="186.8" office:value-type="float">
            <text:p>186.8</text:p>
          </table:table-cell>
          <table:table-cell office:value="5.1" office:value-type="float">
            <text:p>5.1</text:p>
          </table:table-cell>
          <table:table-cell office:value="18.4" office:value-type="float">
            <text:p>18.4</text:p>
          </table:table-cell>
          <table:table-cell office:value="32" office:value-type="float">
            <text:p>32</text:p>
          </table:table-cell>
          <table:table-cell office:value="93" office:value-type="float">
            <text:p>93</text:p>
          </table:table-cell>
        </table:table-row>
        <table:table-row>
          <table:table-cell office:value-type="string">
            <text:p>17:43:45</text:p>
          </table:table-cell>
          <table:table-cell office:value="0" office:value-type="float">
            <text:p/>
          </table:table-cell>
          <table:table-cell office:value="693" office:value-type="float">
            <text:p>693</text:p>
          </table:table-cell>
          <table:table-cell office:value="186.8" office:value-type="float">
            <text:p>186.8</text:p>
          </table:table-cell>
          <table:table-cell office:value="5.1" office:value-type="float">
            <text:p>5.1</text:p>
          </table:table-cell>
          <table:table-cell office:value="18.4" office:value-type="float">
            <text:p>18.4</text:p>
          </table:table-cell>
          <table:table-cell office:value="46" office:value-type="float">
            <text:p>46</text:p>
          </table:table-cell>
          <table:table-cell office:value="93" office:value-type="float">
            <text:p>93</text:p>
          </table:table-cell>
        </table:table-row>
        <table:table-row>
          <table:table-cell office:value-type="string">
            <text:p>17:43:49</text:p>
          </table:table-cell>
          <table:table-cell office:value="5" office:value-type="float">
            <text:p>5</text:p>
          </table:table-cell>
          <table:table-cell office:value="1059" office:value-type="float">
            <text:p>1059</text:p>
          </table:table-cell>
          <table:table-cell office:value="186.8" office:value-type="float">
            <text:p>186.8</text:p>
          </table:table-cell>
          <table:table-cell office:value="5.5" office:value-type="float">
            <text:p>5.5</text:p>
          </table:table-cell>
          <table:table-cell office:value="20.8" office:value-type="float">
            <text:p>20.8</text:p>
          </table:table-cell>
          <table:table-cell office:value="27" office:value-type="float">
            <text:p>27</text:p>
          </table:table-cell>
          <table:table-cell office:value="92" office:value-type="float">
            <text:p>92</text:p>
          </table:table-cell>
        </table:table-row>
        <table:table-row>
          <table:table-cell office:value-type="string">
            <text:p>17:43:54</text:p>
          </table:table-cell>
          <table:table-cell office:value="4.3" office:value-type="float">
            <text:p>4.3</text:p>
          </table:table-cell>
          <table:table-cell office:value="742" office:value-type="float">
            <text:p>742</text:p>
          </table:table-cell>
          <table:table-cell office:value="186.8" office:value-type="float">
            <text:p>186.8</text:p>
          </table:table-cell>
          <table:table-cell office:value="5.1" office:value-type="float">
            <text:p>5.1</text:p>
          </table:table-cell>
          <table:table-cell office:value="18.4" office:value-type="float">
            <text:p>18.4</text:p>
          </table:table-cell>
          <table:table-cell office:value="36" office:value-type="float">
            <text:p>36</text:p>
          </table:table-cell>
          <table:table-cell office:value="93" office:value-type="float">
            <text:p>93</text:p>
          </table:table-cell>
        </table:table-row>
        <table:table-row>
          <table:table-cell office:value-type="string">
            <text:p>17:43:58</text:p>
          </table:table-cell>
          <table:table-cell office:value="5" office:value-type="float">
            <text:p>5</text:p>
          </table:table-cell>
          <table:table-cell office:value="1289" office:value-type="float">
            <text:p>1289</text:p>
          </table:table-cell>
          <table:table-cell office:value="185" office:value-type="float">
            <text:p>185</text:p>
          </table:table-cell>
          <table:table-cell office:value="18" office:value-type="float">
            <text:p>18</text:p>
          </table:table-cell>
          <table:table-cell office:value="30.2" office:value-type="float">
            <text:p>30.2</text:p>
          </table:table-cell>
          <table:table-cell office:value="38" office:value-type="float">
            <text:p>38</text:p>
          </table:table-cell>
          <table:table-cell office:value="92" office:value-type="float">
            <text:p>92</text:p>
          </table:table-cell>
        </table:table-row>
        <table:table-row>
          <table:table-cell office:value-type="string">
            <text:p>17:44:03</text:p>
          </table:table-cell>
          <table:table-cell office:value="11.8" office:value-type="float">
            <text:p>11.8</text:p>
          </table:table-cell>
          <table:table-cell office:value="2048" office:value-type="float">
            <text:p>2048</text:p>
          </table:table-cell>
          <table:table-cell office:value="186.8" office:value-type="float">
            <text:p>186.8</text:p>
          </table:table-cell>
          <table:table-cell office:value="7.1" office:value-type="float">
            <text:p>7.1</text:p>
          </table:table-cell>
          <table:table-cell office:value="18.4" office:value-type="float">
            <text:p>18.4</text:p>
          </table:table-cell>
          <table:table-cell office:value="22" office:value-type="float">
            <text:p>22</text:p>
          </table:table-cell>
          <table:table-cell office:value="92" office:value-type="float">
            <text:p>92</text:p>
          </table:table-cell>
        </table:table-row>
        <table:table-row>
          <table:table-cell office:value-type="string">
            <text:p>17:44:07</text:p>
          </table:table-cell>
          <table:table-cell office:value="5" office:value-type="float">
            <text:p>5</text:p>
          </table:table-cell>
          <table:table-cell office:value="813" office:value-type="float">
            <text:p>813</text:p>
          </table:table-cell>
          <table:table-cell office:value="185" office:value-type="float">
            <text:p>185</text:p>
          </table:table-cell>
          <table:table-cell office:value="5.5" office:value-type="float">
            <text:p>5.5</text:p>
          </table:table-cell>
          <table:table-cell office:value="18.4" office:value-type="float">
            <text:p>18.4</text:p>
          </table:table-cell>
          <table:table-cell office:value="41" office:value-type="float">
            <text:p>41</text:p>
          </table:table-cell>
          <table:table-cell office:value="92" office:value-type="float">
            <text:p>92</text:p>
          </table:table-cell>
        </table:table-row>
        <table:table-row>
          <table:table-cell office:value-type="string">
            <text:p>17:44:12</text:p>
          </table:table-cell>
          <table:table-cell office:value="8.7" office:value-type="float">
            <text:p>8.7</text:p>
          </table:table-cell>
          <table:table-cell office:value="2080" office:value-type="float">
            <text:p>2080</text:p>
          </table:table-cell>
          <table:table-cell office:value="185" office:value-type="float">
            <text:p>185</text:p>
          </table:table-cell>
          <table:table-cell office:value="6.7" office:value-type="float">
            <text:p>6.7</text:p>
          </table:table-cell>
          <table:table-cell office:value="28.6" office:value-type="float">
            <text:p>28.6</text:p>
          </table:table-cell>
          <table:table-cell office:value="68" office:value-type="float">
            <text:p>68</text:p>
          </table:table-cell>
          <table:table-cell office:value="91" office:value-type="float">
            <text:p>91</text:p>
          </table:table-cell>
        </table:table-row>
        <table:table-row>
          <table:table-cell office:value-type="string">
            <text:p>17:44:17</text:p>
          </table:table-cell>
          <table:table-cell office:value="19.9" office:value-type="float">
            <text:p>19.9</text:p>
          </table:table-cell>
          <table:table-cell office:value="2424" office:value-type="float">
            <text:p>2424</text:p>
          </table:table-cell>
          <table:table-cell office:value="185" office:value-type="float">
            <text:p>185</text:p>
          </table:table-cell>
          <table:table-cell office:value="7.1" office:value-type="float">
            <text:p>7.1</text:p>
          </table:table-cell>
          <table:table-cell office:value="23.9" office:value-type="float">
            <text:p>23.9</text:p>
          </table:table-cell>
          <table:table-cell office:value="52" office:value-type="float">
            <text:p>52</text:p>
          </table:table-cell>
          <table:table-cell office:value="90" office:value-type="float">
            <text:p>90</text:p>
          </table:table-cell>
        </table:table-row>
        <table:table-row>
          <table:table-cell office:value-type="string">
            <text:p>17:44:22</text:p>
          </table:table-cell>
          <table:table-cell office:value="23" office:value-type="float">
            <text:p>23</text:p>
          </table:table-cell>
          <table:table-cell office:value="1693" office:value-type="float">
            <text:p>1693</text:p>
          </table:table-cell>
          <table:table-cell office:value="185" office:value-type="float">
            <text:p>185</text:p>
          </table:table-cell>
          <table:table-cell office:value="15.3" office:value-type="float">
            <text:p>15.3</text:p>
          </table:table-cell>
          <table:table-cell office:value="28.2" office:value-type="float">
            <text:p>28.2</text:p>
          </table:table-cell>
          <table:table-cell office:value="40" office:value-type="float">
            <text:p>40</text:p>
          </table:table-cell>
          <table:table-cell office:value="90" office:value-type="float">
            <text:p>90</text:p>
          </table:table-cell>
        </table:table-row>
        <table:table-row>
          <table:table-cell office:value-type="string">
            <text:p>17:44:27</text:p>
          </table:table-cell>
          <table:table-cell office:value="24.2" office:value-type="float">
            <text:p>24.2</text:p>
          </table:table-cell>
          <table:table-cell office:value="1793" office:value-type="float">
            <text:p>1793</text:p>
          </table:table-cell>
          <table:table-cell office:value="183.2" office:value-type="float">
            <text:p>183.2</text:p>
          </table:table-cell>
          <table:table-cell office:value="13.7" office:value-type="float">
            <text:p>13.7</text:p>
          </table:table-cell>
          <table:table-cell office:value="27.5" office:value-type="float">
            <text:p>27.5</text:p>
          </table:table-cell>
          <table:table-cell office:value="40" office:value-type="float">
            <text:p>40</text:p>
          </table:table-cell>
          <table:table-cell office:value="90" office:value-type="float">
            <text:p>90</text:p>
          </table:table-cell>
        </table:table-row>
        <table:table-row>
          <table:table-cell office:value-type="string">
            <text:p>17:44:32</text:p>
          </table:table-cell>
          <table:table-cell office:value="26.1" office:value-type="float">
            <text:p>26.1</text:p>
          </table:table-cell>
          <table:table-cell office:value="1873" office:value-type="float">
            <text:p>1873</text:p>
          </table:table-cell>
          <table:table-cell office:value="185" office:value-type="float">
            <text:p>185</text:p>
          </table:table-cell>
          <table:table-cell office:value="13.3" office:value-type="float">
            <text:p>13.3</text:p>
          </table:table-cell>
          <table:table-cell office:value="29" office:value-type="float">
            <text:p>29</text:p>
          </table:table-cell>
          <table:table-cell office:value="40" office:value-type="float">
            <text:p>40</text:p>
          </table:table-cell>
          <table:table-cell office:value="89" office:value-type="float">
            <text:p>89</text:p>
          </table:table-cell>
        </table:table-row>
        <table:table-row>
          <table:table-cell office:value-type="string">
            <text:p>17:44:37</text:p>
          </table:table-cell>
          <table:table-cell office:value="27.3" office:value-type="float">
            <text:p>27.3</text:p>
          </table:table-cell>
          <table:table-cell office:value="1993" office:value-type="float">
            <text:p>1993</text:p>
          </table:table-cell>
          <table:table-cell office:value="185" office:value-type="float">
            <text:p>185</text:p>
          </table:table-cell>
          <table:table-cell office:value="15.7" office:value-type="float">
            <text:p>15.7</text:p>
          </table:table-cell>
          <table:table-cell office:value="29" office:value-type="float">
            <text:p>29</text:p>
          </table:table-cell>
          <table:table-cell office:value="36" office:value-type="float">
            <text:p>36</text:p>
          </table:table-cell>
          <table:table-cell office:value="89" office:value-type="float">
            <text:p>89</text:p>
          </table:table-cell>
        </table:table-row>
        <table:table-row>
          <table:table-cell office:value-type="string">
            <text:p>17:44:42</text:p>
          </table:table-cell>
          <table:table-cell office:value="28" office:value-type="float">
            <text:p>28</text:p>
          </table:table-cell>
          <table:table-cell office:value="2048" office:value-type="float">
            <text:p>2048</text:p>
          </table:table-cell>
          <table:table-cell office:value="185" office:value-type="float">
            <text:p>185</text:p>
          </table:table-cell>
          <table:table-cell office:value="18" office:value-type="float">
            <text:p>18</text:p>
          </table:table-cell>
          <table:table-cell office:value="29.8" office:value-type="float">
            <text:p>29.8</text:p>
          </table:table-cell>
          <table:table-cell office:value="33" office:value-type="float">
            <text:p>33</text:p>
          </table:table-cell>
          <table:table-cell office:value="88" office:value-type="float">
            <text:p>88</text:p>
          </table:table-cell>
        </table:table-row>
        <table:table-row>
          <table:table-cell office:value-type="string">
            <text:p>17:44:48</text:p>
          </table:table-cell>
          <table:table-cell office:value="29.2" office:value-type="float">
            <text:p>29.2</text:p>
          </table:table-cell>
          <table:table-cell office:value="2169" office:value-type="float">
            <text:p>2169</text:p>
          </table:table-cell>
          <table:table-cell office:value="185" office:value-type="float">
            <text:p>185</text:p>
          </table:table-cell>
          <table:table-cell office:value="19.2" office:value-type="float">
            <text:p>19.2</text:p>
          </table:table-cell>
          <table:table-cell office:value="30.6" office:value-type="float">
            <text:p>30.6</text:p>
          </table:table-cell>
          <table:table-cell office:value="37" office:value-type="float">
            <text:p>37</text:p>
          </table:table-cell>
          <table:table-cell office:value="88" office:value-type="float">
            <text:p>88</text:p>
          </table:table-cell>
        </table:table-row>
        <table:table-row>
          <table:table-cell office:value-type="string">
            <text:p>17:44:53</text:p>
          </table:table-cell>
          <table:table-cell office:value="31.7" office:value-type="float">
            <text:p>31.7</text:p>
          </table:table-cell>
          <table:table-cell office:value="2292" office:value-type="float">
            <text:p>2292</text:p>
          </table:table-cell>
          <table:table-cell office:value="185" office:value-type="float">
            <text:p>185</text:p>
          </table:table-cell>
          <table:table-cell office:value="16.1" office:value-type="float">
            <text:p>16.1</text:p>
          </table:table-cell>
          <table:table-cell office:value="29" office:value-type="float">
            <text:p>29</text:p>
          </table:table-cell>
          <table:table-cell office:value="38" office:value-type="float">
            <text:p>38</text:p>
          </table:table-cell>
          <table:table-cell office:value="87" office:value-type="float">
            <text:p>87</text:p>
          </table:table-cell>
        </table:table-row>
        <table:table-row>
          <table:table-cell office:value-type="string">
            <text:p>17:44:58</text:p>
          </table:table-cell>
          <table:table-cell office:value="32.3" office:value-type="float">
            <text:p>32.3</text:p>
          </table:table-cell>
          <table:table-cell office:value="2289" office:value-type="float">
            <text:p>2289</text:p>
          </table:table-cell>
          <table:table-cell office:value="185" office:value-type="float">
            <text:p>185</text:p>
          </table:table-cell>
          <table:table-cell office:value="16.5" office:value-type="float">
            <text:p>16.5</text:p>
          </table:table-cell>
          <table:table-cell office:value="29.4" office:value-type="float">
            <text:p>29.4</text:p>
          </table:table-cell>
          <table:table-cell office:value="33" office:value-type="float">
            <text:p>33</text:p>
          </table:table-cell>
          <table:table-cell office:value="87" office:value-type="float">
            <text:p>87</text:p>
          </table:table-cell>
        </table:table-row>
        <table:table-row>
          <table:table-cell office:value-type="string">
            <text:p>17:45:03</text:p>
          </table:table-cell>
          <table:table-cell office:value="32.9" office:value-type="float">
            <text:p>32.9</text:p>
          </table:table-cell>
          <table:table-cell office:value="2479" office:value-type="float">
            <text:p>2479</text:p>
          </table:table-cell>
          <table:table-cell office:value="185" office:value-type="float">
            <text:p>185</text:p>
          </table:table-cell>
          <table:table-cell office:value="23.1" office:value-type="float">
            <text:p>23.1</text:p>
          </table:table-cell>
          <table:table-cell office:value="32.2" office:value-type="float">
            <text:p>32.2</text:p>
          </table:table-cell>
          <table:table-cell office:value="42" office:value-type="float">
            <text:p>42</text:p>
          </table:table-cell>
          <table:table-cell office:value="86" office:value-type="float">
            <text:p>86</text:p>
          </table:table-cell>
        </table:table-row>
        <table:table-row>
          <table:table-cell office:value-type="string">
            <text:p>17:45:09</text:p>
          </table:table-cell>
          <table:table-cell office:value="36" office:value-type="float">
            <text:p>36</text:p>
          </table:table-cell>
          <table:table-cell office:value="2637" office:value-type="float">
            <text:p>2637</text:p>
          </table:table-cell>
          <table:table-cell office:value="185" office:value-type="float">
            <text:p>185</text:p>
          </table:table-cell>
          <table:table-cell office:value="22" office:value-type="float">
            <text:p>22</text:p>
          </table:table-cell>
          <table:table-cell office:value="31.4" office:value-type="float">
            <text:p>31.4</text:p>
          </table:table-cell>
          <table:table-cell office:value="37" office:value-type="float">
            <text:p>37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5:14</text:p>
          </table:table-cell>
          <table:table-cell office:value="37.3" office:value-type="float">
            <text:p>37.3</text:p>
          </table:table-cell>
          <table:table-cell office:value="2732" office:value-type="float">
            <text:p>2732</text:p>
          </table:table-cell>
          <table:table-cell office:value="185" office:value-type="float">
            <text:p>185</text:p>
          </table:table-cell>
          <table:table-cell office:value="24.7" office:value-type="float">
            <text:p>24.7</text:p>
          </table:table-cell>
          <table:table-cell office:value="31.8" office:value-type="float">
            <text:p>31.8</text:p>
          </table:table-cell>
          <table:table-cell office:value="38" office:value-type="float">
            <text:p>38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5:19</text:p>
          </table:table-cell>
          <table:table-cell office:value="37.3" office:value-type="float">
            <text:p>37.3</text:p>
          </table:table-cell>
          <table:table-cell office:value="1856" office:value-type="float">
            <text:p>1856</text:p>
          </table:table-cell>
          <table:table-cell office:value="186.8" office:value-type="float">
            <text:p>186.8</text:p>
          </table:table-cell>
          <table:table-cell office:value="23.5" office:value-type="float">
            <text:p>23.5</text:p>
          </table:table-cell>
          <table:table-cell office:value="32.9" office:value-type="float">
            <text:p>32.9</text:p>
          </table:table-cell>
          <table:table-cell office:value="52" office:value-type="float">
            <text:p>52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5:25</text:p>
          </table:table-cell>
          <table:table-cell office:value="37.3" office:value-type="float">
            <text:p>37.3</text:p>
          </table:table-cell>
          <table:table-cell office:value="1908" office:value-type="float">
            <text:p>1908</text:p>
          </table:table-cell>
          <table:table-cell office:value="186.8" office:value-type="float">
            <text:p>186.8</text:p>
          </table:table-cell>
          <table:table-cell office:value="24.7" office:value-type="float">
            <text:p>24.7</text:p>
          </table:table-cell>
          <table:table-cell office:value="32.9" office:value-type="float">
            <text:p>32.9</text:p>
          </table:table-cell>
          <table:table-cell office:value="62" office:value-type="float">
            <text:p>62</text:p>
          </table:table-cell>
          <table:table-cell office:value="83" office:value-type="float">
            <text:p>83</text:p>
          </table:table-cell>
        </table:table-row>
        <table:table-row>
          <table:table-cell office:value-type="string">
            <text:p>17:45:31</text:p>
          </table:table-cell>
          <table:table-cell office:value="41.6" office:value-type="float">
            <text:p>41.6</text:p>
          </table:table-cell>
          <table:table-cell office:value="2125" office:value-type="float">
            <text:p>2125</text:p>
          </table:table-cell>
          <table:table-cell office:value="186.8" office:value-type="float">
            <text:p>186.8</text:p>
          </table:table-cell>
          <table:table-cell office:value="25.5" office:value-type="float">
            <text:p>25.5</text:p>
          </table:table-cell>
          <table:table-cell office:value="32.2" office:value-type="float">
            <text:p>32.2</text:p>
          </table:table-cell>
          <table:table-cell office:value="49" office:value-type="float">
            <text:p>49</text:p>
          </table:table-cell>
          <table:table-cell office:value="82" office:value-type="float">
            <text:p>82</text:p>
          </table:table-cell>
        </table:table-row>
        <table:table-row>
          <table:table-cell office:value-type="string">
            <text:p>17:45:36</text:p>
          </table:table-cell>
          <table:table-cell office:value="42.3" office:value-type="float">
            <text:p>42.3</text:p>
          </table:table-cell>
          <table:table-cell office:value="2091" office:value-type="float">
            <text:p>2091</text:p>
          </table:table-cell>
          <table:table-cell office:value="188.6" office:value-type="float">
            <text:p>188.6</text:p>
          </table:table-cell>
          <table:table-cell office:value="16.1" office:value-type="float">
            <text:p>16.1</text:p>
          </table:table-cell>
          <table:table-cell office:value="28.6" office:value-type="float">
            <text:p>28.6</text:p>
          </table:table-cell>
          <table:table-cell office:value="37" office:value-type="float">
            <text:p>37</text:p>
          </table:table-cell>
          <table:table-cell office:value="83" office:value-type="float">
            <text:p>83</text:p>
          </table:table-cell>
        </table:table-row>
        <table:table-row>
          <table:table-cell office:value-type="string">
            <text:p>17:45:42</text:p>
          </table:table-cell>
          <table:table-cell office:value="40.4" office:value-type="float">
            <text:p>40.4</text:p>
          </table:table-cell>
          <table:table-cell office:value="2032" office:value-type="float">
            <text:p>2032</text:p>
          </table:table-cell>
          <table:table-cell office:value="188.6" office:value-type="float">
            <text:p>188.6</text:p>
          </table:table-cell>
          <table:table-cell office:value="7.1" office:value-type="float">
            <text:p>7.1</text:p>
          </table:table-cell>
          <table:table-cell office:value="18.4" office:value-type="float">
            <text:p>18.4</text:p>
          </table:table-cell>
          <table:table-cell office:value="17" office:value-type="float">
            <text:p>17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5:47</text:p>
          </table:table-cell>
          <table:table-cell office:value="34.2" office:value-type="float">
            <text:p>34.2</text:p>
          </table:table-cell>
          <table:table-cell office:value="1609" office:value-type="float">
            <text:p>1609</text:p>
          </table:table-cell>
          <table:table-cell office:value="188.6" office:value-type="float">
            <text:p>188.6</text:p>
          </table:table-cell>
          <table:table-cell office:value="9.8" office:value-type="float">
            <text:p>9.8</text:p>
          </table:table-cell>
          <table:table-cell office:value="18.4" office:value-type="float">
            <text:p>18.4</text:p>
          </table:table-cell>
          <table:table-cell office:value="20" office:value-type="float">
            <text:p>20</text:p>
          </table:table-cell>
          <table:table-cell office:value="86" office:value-type="float">
            <text:p>86</text:p>
          </table:table-cell>
        </table:table-row>
        <table:table-row>
          <table:table-cell office:value-type="string">
            <text:p>17:45:53</text:p>
          </table:table-cell>
          <table:table-cell office:value="24.9" office:value-type="float">
            <text:p>24.9</text:p>
          </table:table-cell>
          <table:table-cell office:value="1269" office:value-type="float">
            <text:p>1269</text:p>
          </table:table-cell>
          <table:table-cell office:value="188.6" office:value-type="float">
            <text:p>188.6</text:p>
          </table:table-cell>
          <table:table-cell office:value="22.7" office:value-type="float">
            <text:p>22.7</text:p>
          </table:table-cell>
          <table:table-cell office:value="45.1" office:value-type="float">
            <text:p>45.1</text:p>
          </table:table-cell>
          <table:table-cell office:value="83" office:value-type="float">
            <text:p>83</text:p>
          </table:table-cell>
          <table:table-cell office:value="86" office:value-type="float">
            <text:p>86</text:p>
          </table:table-cell>
        </table:table-row>
        <table:table-row>
          <table:table-cell office:value-type="string">
            <text:p>17:45:58</text:p>
          </table:table-cell>
          <table:table-cell office:value="30.4" office:value-type="float">
            <text:p>30.4</text:p>
          </table:table-cell>
          <table:table-cell office:value="1530" office:value-type="float">
            <text:p>1530</text:p>
          </table:table-cell>
          <table:table-cell office:value="188.6" office:value-type="float">
            <text:p>188.6</text:p>
          </table:table-cell>
          <table:table-cell office:value="8.2" office:value-type="float">
            <text:p>8.2</text:p>
          </table:table-cell>
          <table:table-cell office:value="19.6" office:value-type="float">
            <text:p>19.6</text:p>
          </table:table-cell>
          <table:table-cell office:value="31" office:value-type="float">
            <text:p>31</text:p>
          </table:table-cell>
          <table:table-cell office:value="83" office:value-type="float">
            <text:p>83</text:p>
          </table:table-cell>
        </table:table-row>
        <table:table-row>
          <table:table-cell office:value-type="string">
            <text:p>17:46:06</text:p>
          </table:table-cell>
          <table:table-cell office:value="35.4" office:value-type="float">
            <text:p>35.4</text:p>
          </table:table-cell>
          <table:table-cell office:value="1981" office:value-type="float">
            <text:p>1981</text:p>
          </table:table-cell>
          <table:table-cell office:value="188.6" office:value-type="float">
            <text:p>188.6</text:p>
          </table:table-cell>
          <table:table-cell office:value="33.7" office:value-type="float">
            <text:p>33.7</text:p>
          </table:table-cell>
          <table:table-cell office:value="40.4" office:value-type="float">
            <text:p>40.4</text:p>
          </table:table-cell>
          <table:table-cell office:value="66" office:value-type="float">
            <text:p>66</text:p>
          </table:table-cell>
          <table:table-cell office:value="82" office:value-type="float">
            <text:p>82</text:p>
          </table:table-cell>
        </table:table-row>
        <table:table-row>
          <table:table-cell office:value-type="string">
            <text:p>17:46:14</text:p>
          </table:table-cell>
          <table:table-cell office:value="45.4" office:value-type="float">
            <text:p>45.4</text:p>
          </table:table-cell>
          <table:table-cell office:value="2305" office:value-type="float">
            <text:p>2305</text:p>
          </table:table-cell>
          <table:table-cell office:value="188.6" office:value-type="float">
            <text:p>188.6</text:p>
          </table:table-cell>
          <table:table-cell office:value="24.7" office:value-type="float">
            <text:p>24.7</text:p>
          </table:table-cell>
          <table:table-cell office:value="32.5" office:value-type="float">
            <text:p>32.5</text:p>
          </table:table-cell>
          <table:table-cell office:value="45" office:value-type="float">
            <text:p>45</text:p>
          </table:table-cell>
          <table:table-cell office:value="82" office:value-type="float">
            <text:p>82</text:p>
          </table:table-cell>
        </table:table-row>
        <table:table-row>
          <table:table-cell office:value-type="string">
            <text:p>17:46:21</text:p>
          </table:table-cell>
          <table:table-cell office:value="47.2" office:value-type="float">
            <text:p>47.2</text:p>
          </table:table-cell>
          <table:table-cell office:value="2364" office:value-type="float">
            <text:p>2364</text:p>
          </table:table-cell>
          <table:table-cell office:value="188.6" office:value-type="float">
            <text:p>188.6</text:p>
          </table:table-cell>
          <table:table-cell office:value="14.1" office:value-type="float">
            <text:p>14.1</text:p>
          </table:table-cell>
          <table:table-cell office:value="28.2" office:value-type="float">
            <text:p>28.2</text:p>
          </table:table-cell>
          <table:table-cell office:value="29" office:value-type="float">
            <text:p>29</text:p>
          </table:table-cell>
          <table:table-cell office:value="83" office:value-type="float">
            <text:p>83</text:p>
          </table:table-cell>
        </table:table-row>
        <table:table-row>
          <table:table-cell office:value-type="string">
            <text:p>17:46:29</text:p>
          </table:table-cell>
          <table:table-cell office:value="43.5" office:value-type="float">
            <text:p>43.5</text:p>
          </table:table-cell>
          <table:table-cell office:value="2178" office:value-type="float">
            <text:p>2178</text:p>
          </table:table-cell>
          <table:table-cell office:value="190.4" office:value-type="float">
            <text:p>190.4</text:p>
          </table:table-cell>
          <table:table-cell office:value="25.1" office:value-type="float">
            <text:p>25.1</text:p>
          </table:table-cell>
          <table:table-cell office:value="31.4" office:value-type="float">
            <text:p>31.4</text:p>
          </table:table-cell>
          <table:table-cell office:value="31" office:value-type="float">
            <text:p>31</text:p>
          </table:table-cell>
          <table:table-cell office:value="82" office:value-type="float">
            <text:p>82</text:p>
          </table:table-cell>
        </table:table-row>
        <table:table-row>
          <table:table-cell office:value-type="string">
            <text:p>17:46:36</text:p>
          </table:table-cell>
          <table:table-cell office:value="45.4" office:value-type="float">
            <text:p>45.4</text:p>
          </table:table-cell>
          <table:table-cell office:value="2294" office:value-type="float">
            <text:p>2294</text:p>
          </table:table-cell>
          <table:table-cell office:value="190.4" office:value-type="float">
            <text:p>190.4</text:p>
          </table:table-cell>
          <table:table-cell office:value="9.8" office:value-type="float">
            <text:p>9.8</text:p>
          </table:table-cell>
          <table:table-cell office:value="24.3" office:value-type="float">
            <text:p>24.3</text:p>
          </table:table-cell>
          <table:table-cell office:value="22" office:value-type="float">
            <text:p>22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6:43</text:p>
          </table:table-cell>
          <table:table-cell office:value="45.4" office:value-type="float">
            <text:p>45.4</text:p>
          </table:table-cell>
          <table:table-cell office:value="2251" office:value-type="float">
            <text:p>2251</text:p>
          </table:table-cell>
          <table:table-cell office:value="190.4" office:value-type="float">
            <text:p>190.4</text:p>
          </table:table-cell>
          <table:table-cell office:value="14.1" office:value-type="float">
            <text:p>14.1</text:p>
          </table:table-cell>
          <table:table-cell office:value="28.2" office:value-type="float">
            <text:p>28.2</text:p>
          </table:table-cell>
          <table:table-cell office:value="35" office:value-type="float">
            <text:p>35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6:49</text:p>
          </table:table-cell>
          <table:table-cell office:value="42.3" office:value-type="float">
            <text:p>42.3</text:p>
          </table:table-cell>
          <table:table-cell office:value="2110" office:value-type="float">
            <text:p>2110</text:p>
          </table:table-cell>
          <table:table-cell office:value="190.4" office:value-type="float">
            <text:p>190.4</text:p>
          </table:table-cell>
          <table:table-cell office:value="8.2" office:value-type="float">
            <text:p>8.2</text:p>
          </table:table-cell>
          <table:table-cell office:value="21.2" office:value-type="float">
            <text:p>21.2</text:p>
          </table:table-cell>
          <table:table-cell office:value="30" office:value-type="float">
            <text:p>30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6:56</text:p>
          </table:table-cell>
          <table:table-cell office:value="37.9" office:value-type="float">
            <text:p>37.9</text:p>
          </table:table-cell>
          <table:table-cell office:value="1795" office:value-type="float">
            <text:p>1795</text:p>
          </table:table-cell>
          <table:table-cell office:value="190.4" office:value-type="float">
            <text:p>190.4</text:p>
          </table:table-cell>
          <table:table-cell office:value="6.7" office:value-type="float">
            <text:p>6.7</text:p>
          </table:table-cell>
          <table:table-cell office:value="18.4" office:value-type="float">
            <text:p>18.4</text:p>
          </table:table-cell>
          <table:table-cell office:value="26" office:value-type="float">
            <text:p>26</text:p>
          </table:table-cell>
          <table:table-cell office:value="86" office:value-type="float">
            <text:p>86</text:p>
          </table:table-cell>
        </table:table-row>
        <table:table-row>
          <table:table-cell office:value-type="string">
            <text:p>17:47:04</text:p>
          </table:table-cell>
          <table:table-cell office:value="14.9" office:value-type="float">
            <text:p>14.9</text:p>
          </table:table-cell>
          <table:table-cell office:value="822" office:value-type="float">
            <text:p>822</text:p>
          </table:table-cell>
          <table:table-cell office:value="190.4" office:value-type="float">
            <text:p>190.4</text:p>
          </table:table-cell>
          <table:table-cell office:value="5.1" office:value-type="float">
            <text:p>5.1</text:p>
          </table:table-cell>
          <table:table-cell office:value="18.4" office:value-type="float">
            <text:p>18.4</text:p>
          </table:table-cell>
          <table:table-cell office:value="32" office:value-type="float">
            <text:p>32</text:p>
          </table:table-cell>
          <table:table-cell office:value="88" office:value-type="float">
            <text:p>88</text:p>
          </table:table-cell>
        </table:table-row>
        <table:table-row>
          <table:table-cell office:value-type="string">
            <text:p>17:47:11</text:p>
          </table:table-cell>
          <table:table-cell office:value="24.9" office:value-type="float">
            <text:p>24.9</text:p>
          </table:table-cell>
          <table:table-cell office:value="1885" office:value-type="float">
            <text:p>1885</text:p>
          </table:table-cell>
          <table:table-cell office:value="190.4" office:value-type="float">
            <text:p>190.4</text:p>
          </table:table-cell>
          <table:table-cell office:value="22.4" office:value-type="float">
            <text:p>22.4</text:p>
          </table:table-cell>
          <table:table-cell office:value="31.4" office:value-type="float">
            <text:p>31.4</text:p>
          </table:table-cell>
          <table:table-cell office:value="53" office:value-type="float">
            <text:p>53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7:19</text:p>
          </table:table-cell>
          <table:table-cell office:value="35.4" office:value-type="float">
            <text:p>35.4</text:p>
          </table:table-cell>
          <table:table-cell office:value="2596" office:value-type="float">
            <text:p>2596</text:p>
          </table:table-cell>
          <table:table-cell office:value="190.4" office:value-type="float">
            <text:p>190.4</text:p>
          </table:table-cell>
          <table:table-cell office:value="11.8" office:value-type="float">
            <text:p>11.8</text:p>
          </table:table-cell>
          <table:table-cell office:value="18.4" office:value-type="float">
            <text:p>18.4</text:p>
          </table:table-cell>
          <table:table-cell office:value="27" office:value-type="float">
            <text:p>27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7:27</text:p>
          </table:table-cell>
          <table:table-cell office:value="36.7" office:value-type="float">
            <text:p>36.7</text:p>
          </table:table-cell>
          <table:table-cell office:value="1875" office:value-type="float">
            <text:p>1875</text:p>
          </table:table-cell>
          <table:table-cell office:value="190.4" office:value-type="float">
            <text:p>190.4</text:p>
          </table:table-cell>
          <table:table-cell office:value="7.5" office:value-type="float">
            <text:p>7.5</text:p>
          </table:table-cell>
          <table:table-cell office:value="18.4" office:value-type="float">
            <text:p>18.4</text:p>
          </table:table-cell>
          <table:table-cell office:value="18" office:value-type="float">
            <text:p>18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7:36</text:p>
          </table:table-cell>
          <table:table-cell office:value="38.5" office:value-type="float">
            <text:p>38.5</text:p>
          </table:table-cell>
          <table:table-cell office:value="1945" office:value-type="float">
            <text:p>1945</text:p>
          </table:table-cell>
          <table:table-cell office:value="188.6" office:value-type="float">
            <text:p>188.6</text:p>
          </table:table-cell>
          <table:table-cell office:value="15.7" office:value-type="float">
            <text:p>15.7</text:p>
          </table:table-cell>
          <table:table-cell office:value="28.2" office:value-type="float">
            <text:p>28.2</text:p>
          </table:table-cell>
          <table:table-cell office:value="28" office:value-type="float">
            <text:p>28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7:45</text:p>
          </table:table-cell>
          <table:table-cell office:value="37.3" office:value-type="float">
            <text:p>37.3</text:p>
          </table:table-cell>
          <table:table-cell office:value="1888" office:value-type="float">
            <text:p>1888</text:p>
          </table:table-cell>
          <table:table-cell office:value="188.6" office:value-type="float">
            <text:p>188.6</text:p>
          </table:table-cell>
          <table:table-cell office:value="13.3" office:value-type="float">
            <text:p>13.3</text:p>
          </table:table-cell>
          <table:table-cell office:value="29" office:value-type="float">
            <text:p>29</text:p>
          </table:table-cell>
          <table:table-cell office:value="38" office:value-type="float">
            <text:p>38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7:54</text:p>
          </table:table-cell>
          <table:table-cell office:value="39.1" office:value-type="float">
            <text:p>39.1</text:p>
          </table:table-cell>
          <table:table-cell office:value="1953" office:value-type="float">
            <text:p>1953</text:p>
          </table:table-cell>
          <table:table-cell office:value="188.6" office:value-type="float">
            <text:p>188.6</text:p>
          </table:table-cell>
          <table:table-cell office:value="9.4" office:value-type="float">
            <text:p>9.4</text:p>
          </table:table-cell>
          <table:table-cell office:value="25.1" office:value-type="float">
            <text:p>25.1</text:p>
          </table:table-cell>
          <table:table-cell office:value="33" office:value-type="float">
            <text:p>33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8:04</text:p>
          </table:table-cell>
          <table:table-cell office:value="38.5" office:value-type="float">
            <text:p>38.5</text:p>
          </table:table-cell>
          <table:table-cell office:value="1944" office:value-type="float">
            <text:p>1944</text:p>
          </table:table-cell>
          <table:table-cell office:value="188.6" office:value-type="float">
            <text:p>188.6</text:p>
          </table:table-cell>
          <table:table-cell office:value="16.9" office:value-type="float">
            <text:p>16.9</text:p>
          </table:table-cell>
          <table:table-cell office:value="29" office:value-type="float">
            <text:p>29</text:p>
          </table:table-cell>
          <table:table-cell office:value="34" office:value-type="float">
            <text:p>34</text:p>
          </table:table-cell>
          <table:table-cell office:value="84" office:value-type="float">
            <text:p>84</text:p>
          </table:table-cell>
        </table:table-row>
        <table:table-row>
          <table:table-cell office:value-type="string">
            <text:p>17:48:14</text:p>
          </table:table-cell>
          <table:table-cell office:value="37.9" office:value-type="float">
            <text:p>37.9</text:p>
          </table:table-cell>
          <table:table-cell office:value="1861" office:value-type="float">
            <text:p>1861</text:p>
          </table:table-cell>
          <table:table-cell office:value="188.6" office:value-type="float">
            <text:p>188.6</text:p>
          </table:table-cell>
          <table:table-cell office:value="9" office:value-type="float">
            <text:p>9</text:p>
          </table:table-cell>
          <table:table-cell office:value="18.4" office:value-type="float">
            <text:p>18.4</text:p>
          </table:table-cell>
          <table:table-cell office:value="27" office:value-type="float">
            <text:p>27</text:p>
          </table:table-cell>
          <table:table-cell office:value="85" office:value-type="float">
            <text:p>85</text:p>
          </table:table-cell>
        </table:table-row>
        <table:table-row>
          <table:table-cell office:value-type="string">
            <text:p>17:48:23</text:p>
          </table:table-cell>
          <table:table-cell office:value="33.6" office:value-type="float">
            <text:p>33.6</text:p>
          </table:table-cell>
          <table:table-cell office:value="1634" office:value-type="float">
            <text:p>1634</text:p>
          </table:table-cell>
          <table:table-cell office:value="186.8" office:value-type="float">
            <text:p>186.8</text:p>
          </table:table-cell>
          <table:table-cell office:value="7.1" office:value-type="float">
            <text:p>7.1</text:p>
          </table:table-cell>
          <table:table-cell office:value="18.4" office:value-type="float">
            <text:p>18.4</text:p>
          </table:table-cell>
          <table:table-cell office:value="32" office:value-type="float">
            <text:p>32</text:p>
          </table:table-cell>
          <table:table-cell office:value="86" office:value-type="float">
            <text:p>86</text:p>
          </table:table-cell>
        </table:table-row>
        <table:table-row>
          <table:table-cell office:value-type="string">
            <text:p>17:48:33</text:p>
          </table:table-cell>
          <table:table-cell office:value="19.9" office:value-type="float">
            <text:p>19.9</text:p>
          </table:table-cell>
          <table:table-cell office:value="854" office:value-type="float">
            <text:p>854</text:p>
          </table:table-cell>
          <table:table-cell office:value="186.8" office:value-type="float">
            <text:p>186.8</text:p>
          </table:table-cell>
          <table:table-cell office:value="5.1" office:value-type="float">
            <text:p>5.1</text:p>
          </table:table-cell>
          <table:table-cell office:value="18.4" office:value-type="float">
            <text:p>18.4</text:p>
          </table:table-cell>
          <table:table-cell office:value="30.0" office:value-type="float">
            <text:p>30.0</text:p>
          </table:table-cell>
          <table:table-cell office:value="87.0" office:value-type="float">
            <text:p>87.0</text:p>
          </table:table-cell>
        </table:table-row>
      </table:table>
      <table:table table:name="Lambda Data">
        <table:table-row>
          <table:table-cell office:value-type="string">
            <text:p>Time</text:p>
          </table:table-cell>
          <table:table-cell office:value-type="string">
            <text:p>Sensor 1 Voltage</text:p>
          </table:table-cell>
          <table:table-cell office:value-type="string">
            <text:p>Sensor 1 STFT</text:p>
          </table:table-cell>
          <table:table-cell office:value-type="string">
            <text:p>Sensor 2 Voltage</text:p>
          </table:table-cell>
          <table:table-cell office:value-type="string">
            <text:p>Sensor 2 STFT</text:p>
          </table:table-cell>
          <table:table-cell office:value-type="string">
            <text:p>Sensor 3 Voltage</text:p>
          </table:table-cell>
          <table:table-cell office:value-type="string">
            <text:p>Sensor 3 STFT</text:p>
          </table:table-cell>
          <table:table-cell office:value-type="string">
            <text:p>Sensor 4 Voltage</text:p>
          </table:table-cell>
          <table:table-cell office:value-type="string">
            <text:p>Sensor 4 STFT</text:p>
          </table:table-cell>
          <table:table-cell office:value-type="string">
            <text:p>Sensor 5 Voltage</text:p>
          </table:table-cell>
          <table:table-cell office:value-type="string">
            <text:p>Sensor 5 STFT</text:p>
          </table:table-cell>
          <table:table-cell office:value-type="string">
            <text:p>Sensor 6 Voltage</text:p>
          </table:table-cell>
          <table:table-cell office:value-type="string">
            <text:p>Sensor 6 STFT</text:p>
          </table:table-cell>
          <table:table-cell office:value-type="string">
            <text:p>Sensor 7 Voltage</text:p>
          </table:table-cell>
          <table:table-cell office:value-type="string">
            <text:p>Sensor 7 STFT</text:p>
          </table:table-cell>
          <table:table-cell office:value-type="string">
            <text:p>Sensor 8 Voltage</text:p>
          </table:table-cell>
          <table:table-cell office:value-type="string">
            <text:p>Sensor 8 STFT</text:p>
          </table:table-cell>
        </table:table-row>
        <table:table-row>
          <table:table-cell office:value-type="string">
            <text:p>17:43:40</text:p>
          </table:table-cell>
          <table:table-cell office:value="0.96" office:value-type="float">
            <text:p>0.96</text:p>
          </table:table-cell>
          <table:table-cell office:value="-100" office:value-type="float">
            <text:p>-100</text:p>
          </table:table-cell>
          <table:table-cell office:value="0.26" office:value-type="float">
            <text:p>0.2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3:45</text:p>
          </table:table-cell>
          <table:table-cell office:value="0.22" office:value-type="float">
            <text:p>0.22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3:49</text:p>
          </table:table-cell>
          <table:table-cell office:value="1.04" office:value-type="float">
            <text:p>1.04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3:54</text:p>
          </table:table-cell>
          <table:table-cell office:value="0.2" office:value-type="float">
            <text:p>0.2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3:58</text:p>
          </table:table-cell>
          <table:table-cell office:value="0.88" office:value-type="float">
            <text:p>0.88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03</text:p>
          </table:table-cell>
          <table:table-cell office:value="0.2" office:value-type="float">
            <text:p>0.2</text:p>
          </table:table-cell>
          <table:table-cell office:value="-100" office:value-type="float">
            <text:p>-100</text:p>
          </table:table-cell>
          <table:table-cell office:value="0.78" office:value-type="float">
            <text:p>0.7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07</text:p>
          </table:table-cell>
          <table:table-cell office:value="1.06" office:value-type="float">
            <text:p>1.06</text:p>
          </table:table-cell>
          <table:table-cell office:value="-100" office:value-type="float">
            <text:p>-100</text:p>
          </table:table-cell>
          <table:table-cell office:value="0.78" office:value-type="float">
            <text:p>0.7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12</text:p>
          </table:table-cell>
          <table:table-cell office:value="1.04" office:value-type="float">
            <text:p>1.04</text:p>
          </table:table-cell>
          <table:table-cell office:value="-100" office:value-type="float">
            <text:p>-100</text:p>
          </table:table-cell>
          <table:table-cell office:value="0.24" office:value-type="float">
            <text:p>0.2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17</text:p>
          </table:table-cell>
          <table:table-cell office:value="1.02" office:value-type="float">
            <text:p>1.02</text:p>
          </table:table-cell>
          <table:table-cell office:value="-100" office:value-type="float">
            <text:p>-100</text:p>
          </table:table-cell>
          <table:table-cell office:value="0.68" office:value-type="float">
            <text:p>0.6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22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27</text:p>
          </table:table-cell>
          <table:table-cell office:value="0.26" office:value-type="float">
            <text:p>0.26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32</text:p>
          </table:table-cell>
          <table:table-cell office:value="0.24" office:value-type="float">
            <text:p>0.24</text:p>
          </table:table-cell>
          <table:table-cell office:value="-100" office:value-type="float">
            <text:p>-100</text:p>
          </table:table-cell>
          <table:table-cell office:value="0.1" office:value-type="float">
            <text:p>0.1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37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1" office:value-type="float">
            <text:p>0.1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42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48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53</text:p>
          </table:table-cell>
          <table:table-cell office:value="0.3" office:value-type="float">
            <text:p>0.3</text:p>
          </table:table-cell>
          <table:table-cell office:value="-100" office:value-type="float">
            <text:p>-100</text:p>
          </table:table-cell>
          <table:table-cell office:value="0.18" office:value-type="float">
            <text:p>0.1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4:58</text:p>
          </table:table-cell>
          <table:table-cell office:value="0.48" office:value-type="float">
            <text:p>0.48</text:p>
          </table:table-cell>
          <table:table-cell office:value="-100" office:value-type="float">
            <text:p>-100</text:p>
          </table:table-cell>
          <table:table-cell office:value="0.76" office:value-type="float">
            <text:p>0.7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03</text:p>
          </table:table-cell>
          <table:table-cell office:value="0.7" office:value-type="float">
            <text:p>0.7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09</text:p>
          </table:table-cell>
          <table:table-cell office:value="0.9" office:value-type="float">
            <text:p>0.9</text:p>
          </table:table-cell>
          <table:table-cell office:value="-100" office:value-type="float">
            <text:p>-100</text:p>
          </table:table-cell>
          <table:table-cell office:value="0.1" office:value-type="float">
            <text:p>0.1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14</text:p>
          </table:table-cell>
          <table:table-cell office:value="0.32" office:value-type="float">
            <text:p>0.32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19</text:p>
          </table:table-cell>
          <table:table-cell office:value="0.24" office:value-type="float">
            <text:p>0.24</text:p>
          </table:table-cell>
          <table:table-cell office:value="-100" office:value-type="float">
            <text:p>-100</text:p>
          </table:table-cell>
          <table:table-cell office:value="0.66" office:value-type="float">
            <text:p>0.6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25</text:p>
          </table:table-cell>
          <table:table-cell office:value="0.46" office:value-type="float">
            <text:p>0.46</text:p>
          </table:table-cell>
          <table:table-cell office:value="-100" office:value-type="float">
            <text:p>-100</text:p>
          </table:table-cell>
          <table:table-cell office:value="0.1" office:value-type="float">
            <text:p>0.1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31</text:p>
          </table:table-cell>
          <table:table-cell office:value="0.98" office:value-type="float">
            <text:p>0.98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36</text:p>
          </table:table-cell>
          <table:table-cell office:value="0.24" office:value-type="float">
            <text:p>0.24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42</text:p>
          </table:table-cell>
          <table:table-cell office:value="0.12" office:value-type="float">
            <text:p>0.12</text:p>
          </table:table-cell>
          <table:table-cell office:value="-100" office:value-type="float">
            <text:p>-100</text:p>
          </table:table-cell>
          <table:table-cell office:value="0.02" office:value-type="float">
            <text:p>0.0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47</text:p>
          </table:table-cell>
          <table:table-cell office:value="0.32" office:value-type="float">
            <text:p>0.32</text:p>
          </table:table-cell>
          <table:table-cell office:value="-100" office:value-type="float">
            <text:p>-100</text:p>
          </table:table-cell>
          <table:table-cell office:value="0.58" office:value-type="float">
            <text:p>0.5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53</text:p>
          </table:table-cell>
          <table:table-cell office:value="1.04" office:value-type="float">
            <text:p>1.04</text:p>
          </table:table-cell>
          <table:table-cell office:value="-100" office:value-type="float">
            <text:p>-100</text:p>
          </table:table-cell>
          <table:table-cell office:value="0.84" office:value-type="float">
            <text:p>0.8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5:58</text:p>
          </table:table-cell>
          <table:table-cell office:value="0.22" office:value-type="float">
            <text:p>0.22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06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14</text:p>
          </table:table-cell>
          <table:table-cell office:value="0.94" office:value-type="float">
            <text:p>0.94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21</text:p>
          </table:table-cell>
          <table:table-cell office:value="0.94" office:value-type="float">
            <text:p>0.94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29</text:p>
          </table:table-cell>
          <table:table-cell office:value="0.98" office:value-type="float">
            <text:p>0.98</text:p>
          </table:table-cell>
          <table:table-cell office:value="-100" office:value-type="float">
            <text:p>-100</text:p>
          </table:table-cell>
          <table:table-cell office:value="0.66" office:value-type="float">
            <text:p>0.6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36</text:p>
          </table:table-cell>
          <table:table-cell office:value="0.18" office:value-type="float">
            <text:p>0.18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43</text:p>
          </table:table-cell>
          <table:table-cell office:value="0.88" office:value-type="float">
            <text:p>0.88</text:p>
          </table:table-cell>
          <table:table-cell office:value="-100" office:value-type="float">
            <text:p>-100</text:p>
          </table:table-cell>
          <table:table-cell office:value="0.06" office:value-type="float">
            <text:p>0.0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49</text:p>
          </table:table-cell>
          <table:table-cell office:value="0.2" office:value-type="float">
            <text:p>0.2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6:56</text:p>
          </table:table-cell>
          <table:table-cell office:value="0.1" office:value-type="float">
            <text:p>0.1</text:p>
          </table:table-cell>
          <table:table-cell office:value="-100" office:value-type="float">
            <text:p>-100</text:p>
          </table:table-cell>
          <table:table-cell office:value="0.02" office:value-type="float">
            <text:p>0.0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04</text:p>
          </table:table-cell>
          <table:table-cell office:value="0.22" office:value-type="float">
            <text:p>0.22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11</text:p>
          </table:table-cell>
          <table:table-cell office:value="0.88" office:value-type="float">
            <text:p>0.88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19</text:p>
          </table:table-cell>
          <table:table-cell office:value="0.42" office:value-type="float">
            <text:p>0.42</text:p>
          </table:table-cell>
          <table:table-cell office:value="-100" office:value-type="float">
            <text:p>-100</text:p>
          </table:table-cell>
          <table:table-cell office:value="0.36" office:value-type="float">
            <text:p>0.3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27</text:p>
          </table:table-cell>
          <table:table-cell office:value="0.1" office:value-type="float">
            <text:p>0.1</text:p>
          </table:table-cell>
          <table:table-cell office:value="-100" office:value-type="float">
            <text:p>-100</text:p>
          </table:table-cell>
          <table:table-cell office:value="0.02" office:value-type="float">
            <text:p>0.0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36</text:p>
          </table:table-cell>
          <table:table-cell office:value="0.88" office:value-type="float">
            <text:p>0.88</text:p>
          </table:table-cell>
          <table:table-cell office:value="-100" office:value-type="float">
            <text:p>-100</text:p>
          </table:table-cell>
          <table:table-cell office:value="0.14" office:value-type="float">
            <text:p>0.14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45</text:p>
          </table:table-cell>
          <table:table-cell office:value="0.74" office:value-type="float">
            <text:p>0.74</text:p>
          </table:table-cell>
          <table:table-cell office:value="-100" office:value-type="float">
            <text:p>-100</text:p>
          </table:table-cell>
          <table:table-cell office:value="0.66" office:value-type="float">
            <text:p>0.6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7:54</text:p>
          </table:table-cell>
          <table:table-cell office:value="0.28" office:value-type="float">
            <text:p>0.28</text:p>
          </table:table-cell>
          <table:table-cell office:value="-100" office:value-type="float">
            <text:p>-10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8:04</text:p>
          </table:table-cell>
          <table:table-cell office:value="0.94" office:value-type="float">
            <text:p>0.94</text:p>
          </table:table-cell>
          <table:table-cell office:value="-100" office:value-type="float">
            <text:p>-100</text:p>
          </table:table-cell>
          <table:table-cell office:value="0.46" office:value-type="float">
            <text:p>0.46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8:14</text:p>
          </table:table-cell>
          <table:table-cell office:value="0.18" office:value-type="float">
            <text:p>0.18</text:p>
          </table:table-cell>
          <table:table-cell office:value="-100" office:value-type="float">
            <text:p>-100</text:p>
          </table:table-cell>
          <table:table-cell office:value="0.12" office:value-type="float">
            <text:p>0.12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8:23</text:p>
          </table:table-cell>
          <table:table-cell office:value="0.3" office:value-type="float">
            <text:p>0.3</text:p>
          </table:table-cell>
          <table:table-cell office:value="-100" office:value-type="float">
            <text:p>-100</text:p>
          </table:table-cell>
          <table:table-cell office:value="0.1" office:value-type="float">
            <text:p>0.1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  <table:table-row>
          <table:table-cell office:value-type="string">
            <text:p>17:48:33</text:p>
          </table:table-cell>
          <table:table-cell office:value="0.2" office:value-type="float">
            <text:p>0.2</text:p>
          </table:table-cell>
          <table:table-cell office:value="-100.0" office:value-type="float">
            <text:p>-100.0</text:p>
          </table:table-cell>
          <table:table-cell office:value="0.08" office:value-type="float">
            <text:p>0.08</text:p>
          </table:table-cell>
          <table:table-cell office:value="-80.078125" office:value-type="float">
            <text:p>-80.078125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  <table:table-cell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6</meta:generator>
  </office:meta>
</office:document-meta>
</file>